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Contents_20_2">
      <style:paragraph-properties>
        <style:tab-stops>
          <style:tab-stop style:position="6.4965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start"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Ny fransk-nordisk Skole</text:p>
      <text:p text:style-name="P4"/>
      <text:p text:style-name="P4"/>
      <text:p text:style-name="P4">Undervisning på</text:p>
      <text:p text:style-name="P4">Den dansk-franske Skole</text:p>
      <text:p text:style-name="P4"/>
      <text:p text:style-name="P4">Årlig Evaluering</text:p>
      <text:p text:style-name="P4"/>
      <text:p text:style-name="P4">2012-04-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1">Resumé<text:tab/>2</text:p>
          <text:p text:style-name="P1">Introduktion<text:tab/>3</text:p>
          <text:p text:style-name="P1">Beskrivelse af skolen<text:tab/>3</text:p>
          <text:p text:style-name="P1">historie, motivation, identitet<text:tab/>3</text:p>
          <text:p text:style-name="P1">Samspillet mellem personlig og faglig udvikling<text:tab/>3</text:p>
          <text:p text:style-name="P1">Integreret børnehave og skole, fælles model<text:tab/>3</text:p>
          <text:p text:style-name="P1">Model for den personlige udvikling<text:tab/>4</text:p>
          <text:p text:style-name="P1">Lærerens rolle i elev/lærer/forældre-gruppen<text:tab/>4</text:p>
          <text:p text:style-name="P1">Model for den faglige udvikling<text:tab/>4</text:p>
          <text:p text:style-name="P1">Participatorisk - forældrenes og støttegruppens rolle<text:tab/>4</text:p>
          <text:p text:style-name="P3">barnets egen rytme, aldersblandet<text:tab/>5</text:p>
          <text:p text:style-name="P3">Motivations- og interessebaseret undervisning<text:tab/>5</text:p>
          <text:p text:style-name="P1">Multikulturel, fokus på flersprogethed<text:tab/>5</text:p>
          <text:p text:style-name="P1">Løbende evaluering, tests og feedback<text:tab/>5</text:p>
          <text:p text:style-name="P1">Evaluering: elevernes personlige udvikling<text:tab/>5</text:p>
          <text:p text:style-name="P1">Evaluering: elevernes faglige udvikling<text:tab/>6</text:p>
          <text:p text:style-name="P3">Sprog og interaktion, dansk <text:tab/>6</text:p>
          <text:p text:style-name="P3">Sprog og interaktion, <text:s/>fransk <text:tab/>6</text:p>
          <text:p text:style-name="P3">Sprog og interaktion, andre sprog<text:tab/>6</text:p>
          <text:p text:style-name="P3">Matematik<text:tab/>6</text:p>
          <text:p text:style-name="P3">Kunst og kultur<text:tab/>6</text:p>
          <text:p text:style-name="P3">Idræt og sundhed<text:tab/>6</text:p>
          <text:p text:style-name="P3">Natur, Teknik og IT<text:tab/>6</text:p>
          <text:p text:style-name="P1">Evaluering: Lærernes præstationer<text:tab/>6</text:p>
          <text:p text:style-name="P3"><text:s/>høje forventninger<text:tab/>6</text:p>
          <text:p text:style-name="P3">god stemning<text:tab/>6</text:p>
          <text:p text:style-name="P3"><text:s/>målrettet,<text:tab/>7</text:p>
          <text:p text:style-name="P3">sigte mod forståelse <text:tab/>7</text:p>
          <text:p text:style-name="P3">klasseledelse<text:tab/>7</text:p>
          <text:p text:style-name="P3">feedback<text:tab/>7</text:p>
          <text:p text:style-name="P1">Overordnet evaluering af rammerne for undervisningen og skolens pædagogiske værktøjer<text:tab/>7</text:p>
          <text:p text:style-name="P3">aldersblanding. <text:tab/>7</text:p>
          <text:p text:style-name="P3">forældredeltagelse<text:tab/>7</text:p>
          <text:p text:style-name="P3">skalering<text:tab/>7</text:p>
          <text:p text:style-name="P1">Appendix: overensstemmelse mellem skolens personlighedsudviklingsmodel og KKs Pædagogisk Perspektiv<text:tab/>8</text:p>
          <text:p text:style-name="P1">Appendix: overensstemmelse mellem kravene i matematik i Danmark, Finland og Frankrig<text:tab/>8</text:p>
          <text:p text:style-name="P1">Appendix: eksempel på test<text:tab/>8</text:p>
          <text:p text:style-name="P1">Appendix: eksempel på punktevaluering af spontant forløb<text:tab/>8</text:p>
          <text:p text:style-name="P1">Appendix: evaluering af personlig udvikling<text:tab/>8</text:p>
          <text:p text:style-name="P1">Referencer<text:tab/>8</text:p>
        </text:index-body>
      </text:table-of-content>
      <text:h text:style-name="Heading_20_2" text:outline-level="2"/>
      <text:h text:style-name="Heading_20_2" text:outline-level="2">Resumé</text:h>
      <text:p text:style-name="Text_20_body"><text:line-break/>[executive summary]</text:p>
      <text:h text:style-name="Heading_20_2" text:outline-level="2"><text:soft-page-break/></text:h>
      <text:h text:style-name="Heading_20_2" text:outline-level="2">Introduktion</text:h>
      <text:p text:style-name="Text_20_body"><text:line-break/>[todo: evaluering for UVM, rapportens struktur,]</text:p>
      <text:p text:style-name="Text_20_body"/>
      <text:h text:style-name="Heading_20_2" text:outline-level="2">Skolens historie og motivationen bag</text:h>
      <text:p text:style-name="Standard">Den dansk-franske Skole har fungeret siden august 2010. Den blev stiftet af et dansk-fransk forældrepar som ønskede, at deres børn skulle mestre både fransk og dansk på modersmålsniveau, dette ved hjælp af en primært nordisk-inspireret pædagogik. Den tæller idag 4 faste elever, 4 deltidselever og 2 lærere og en skoleleder. Alle børnene har dansk som modersmål og 5 af børnene har en dansk-fransksproget familiebaggrund.</text:p>
      <text:p text:style-name="Standard">[støttegruppe(?))]</text:p>
      <text:h text:style-name="Heading_20_2" text:outline-level="2">Identitet</text:h>
      <text:p text:style-name="Standard">Etableringen af en ny skole gav mulighed for at tænke skolens undervisningsprincipper grundigt igennem, kombinere styrkerne fra det franske og det danske system, og eventuelt introducere nye værktøjer, undervisningsprincipper mm.</text:p>
      <text:p text:style-name="Standard"/>
      <text:p text:style-name="Standard">Skolen har således fra sin oprindelse haft en ambition om:</text:p>
      <text:p text:style-name="Standard"/>
      <text:p text:style-name="P5">at give børnene de bedste muligheder for at gebærde sig i fremtidens innovationssamfund</text:p>
      <text:p text:style-name="Standard"/>
      <text:p text:style-name="Standard">dette ved at skabe et miljø af levende mennesker, der sikrer den enkeltes ret og pligt til at drive sine talenter til deres fulde potentiale. Det kompetencesæt der kræves for at kunne indgå i og bidrage til dette miljø anser vi på skolen som værende centralt, og en god start til et livslangt læringsforløb.</text:p>
      <text:p text:style-name="Standard"/>
      <text:p text:style-name="Standard">Undervisningen foregår således individuelt interesse- og niveaudifferentieret og der arbejdes <text:s/>målrettet på at holde motivationsniveau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1">Støttegruppen</text:span>. Støttegruppen består af en række personer, der interesserer sig for skolens udvikling og lejlighedsvis bidrager fagligt.</text:p>
      <text:p text:style-name="Standard"/>
      <text:p text:style-name="Standard"/>
      <text:p text:style-name="Standard">[multialder, multikulturel, participatorisk]</text:p>
      <text:p text:style-name="Standard"/>
      <text:p text:style-name="Text_20_body">[egenmotivation, kombination af “tryghed” og “excellence”, god komplementaritet mellem fransk og dansk (undervisnings)kultur . forløb 1. år problematisk, 2. år meget velfungerende, Freinet, egnet til innovation, opgør med industrialiseringens skole. Hent inspiration hvor det er relevant, navnlig i det finske skolesystem.</text:p>
      <text:p text:style-name="Text_20_body">opbygning af en skole/klassekultur échange-entraide-émulation mhp. at skabe en selvstændigt fungerende klasse, et demokratisk samfund i miniaturestørrelse så at sige, hvor de ældre/dygtigere hjælper dem, der har brug for det. </text:p>
      <text:p text:style-name="Text_20_body">] </text:p>
      <text:p text:style-name="Standard"/>
      <text:p text:style-name="Standard"/>
      <text:h text:style-name="Heading_20_2" text:outline-level="2"><text:soft-page-break/>Samspillet mellem personlig og faglig udvikling</text:h>
      <text:p text:style-name="P6"><text:s/>- det er sjovere, når man kan</text:p>
      <text:p text:style-name="Text_20_body"/>
      <text:p text:style-name="Text_20_body">På skolen opfatter vi den personlige og den faglige udvikling som værende ikke kun gavnlige for hinanden, men faktisk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
      <text:p text:style-name="Text_20_body">[</text:p>
      <text:p text:style-name="Text_20_body">sociale-&gt; faglige: spørge om hjælp, udvise begejstring, hjælpe de andre, formidling, “nøgler”, glædes over andres succes</text:p>
      <text:p text:style-name="Text_20_body">faglig-&gt; social: succesoplevelser, “jeg kan”, motivation, gejst</text:p>
      <text:p text:style-name="Text_20_body">diagram (iterativ proces)</text:p>
      <text:p text:style-name="Text_20_body">] </text:p>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opfattes ens egen succes som værende ækvivalent med den andens fiasko. En sådan jantelovsmekanisme er i sagens natur ikke fremmende for gruppens hverken personlige eller faglige udvikling.</text:p>
      <text:p text:style-name="Text_20_body">Måden at omgå denne [....]</text:p>
      <text:p text:style-name="Text_20_body">- absolut succesopfattelse</text:p>
      <text:p text:style-name="Text_20_body">- opfatte den dygtigere som en kilde til læring</text:p>
      <text:p text:style-name="Text_20_body">- opfatte den dygtigere som en hold-medspiller</text:p>
      <text:p text:style-name="Text_20_body">[særlig fordel ved det aldersintegrerede setup, svært at sammenligne på tværs af alder og alsidighed]</text:p>
      <text:p text:style-name="Text_20_body"/>
      <text:h text:style-name="Heading_20_2" text:outline-level="2">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Men den alsidige personlige udvikling finder ikke kun sted i børnehaven. Den finder også sted i skolen, og senere, faktisk hele livet. Derfor mener vi, at det er vigtigt også at have fokus på den personlige udvikling under hele forløbet. Skolens model for personlig udvikling er således fælles for børnehaven og skolen.</text:p>
      <text:p text:style-name="Text_20_body">Omvendt </text:p>
      <text:p text:style-name="Text_20_body"><text:soft-page-break/><text:line-break/>[todo: personlig udvikling relevant hele livet, ikke kun i dagtilbuddet. børn er naturligt nysgerrige, også indenfor områder, der traditionelt betegnes som “fag”</text:p>
      <text:p text:style-name="Text_20_body">skolens model for personlig udvikling (selvværd, motivation, nysgerrighed), trygge rammer, sociale relationer, tillid, fag.</text:p>
      <text:p text:style-name="Standard">diagram over den fuldstændige model</text:p>
      <text:p text:style-name="Standard">]</text:p>
      <text:p text:style-name="Standard"/>
      <text:h text:style-name="Heading_20_2" text:outline-level="2">Model for den personlige udvikling</text:h>
      <text:p text:style-name="Text_20_body"/>
      <text:p text:style-name="Text_20_body">Den nordiske model: selvværd, tryghed, </text:p>
      <text:p text:style-name="Text_20_body">Blueschool's model (Helten, Tricksteren, Kunstneren, Den Uskyldige, Gruppemedlemmet, Videnskabsmanden) + Akrobaten. beskrivelse + eksempler på hvert af dem, eksempler på lærernes brug af modellen “orv, det var en trickster”. Der arbejdes med gruppen elever+lærere+forældre. Nævn støttegruppen. </text:p>
      <text:p text:style-name="Text_20_body">overensstemmelse med Københavns Kommunes læreplanerplaner for dagtilbud - detaljer i appendix</text:p>
      <text:p text:style-name="Text_20_body"/>
      <text:h text:style-name="Heading_20_2" text:outline-level="2">Lærerens rolle i elev/lærer/forældre-gruppen</text:h>
      <text:p text:style-name="Text_20_body">[<text:line-break/> - høje forventninger<text:line-break/> - god stemning (positiv atmosfære, forhold mellem levende mennesker, trygt, positivt tillidsforhold, flere år)<text:line-break/> - målrettet, velstruktureret, klar undervisning (plan, logisk sammenhæng, mål, hvorfor)<text:line-break/> - sigte mod forståelse (komme op på et højere niveau, se sammenhængen, ikke brokker)<text:line-break/> - klasseledelse (disciplin)<text:line-break/> - feedback<text:line-break/>]</text:p>
      <text:h text:style-name="Heading_20_2" text:outline-level="2">Model for den faglige udvikling</text:h>
      <text:p text:style-name="Text_20_body"/>
      <text:p text:style-name="Text_20_body">Centrala ämnesområden i förskoleundervisningen är</text:p>
      <text:p text:style-name="Text_20_body">språk och interaktion</text:p>
      <text:p text:style-name="Text_20_body">matematik</text:p>
      <text:p text:style-name="Text_20_body">etik och livsåskådning</text:p>
      <text:p text:style-name="Text_20_body">natur och miljö</text:p>
      <text:p text:style-name="Text_20_body">hälsa</text:p>
      <text:p text:style-name="Text_20_body">fysisk och motorisk utveckling</text:p>
      <text:p text:style-name="Text_20_body">konst och kultur</text:p>
      <text:p text:style-name="Text_20_body"/>
      <text:h text:style-name="Heading_20_2" text:outline-level="2"><text:soft-page-break/>Participatorisk - forældrenes og støttegruppens rolle</text:h>
      <text:p text:style-name="Text_20_body">[integration af skolen i det omkringliggende samfund. skolen ud i samfundet, samfundet ind i skolen</text:p>
      <text:p text:style-name="Text_20_body">samarbejde med Ange Optimziation (CSR) citat Marc Cromme. samarbejde med forældre, workshops,</text:p>
      <text:p text:style-name="Text_20_body">skolens fungerende leder er i sit øvrige virke adminstrerende direktør hos Ange Optimization</text:p>
      <text:p text:style-name="Text_20_body">regler for forældredeltagelse (man agerer for klassen, ikke særligt for sit eget barn. I skolen er det skolens regler, og ikke familiens, der gælder)</text:p>
      <text:p text:style-name="Text_20_body">eksempler workshops, der har fundet sted, ekskursioner (light and shadow, tur til containerskib, evt. skraldemuseum)</text:p>
      <text:p text:style-name="Text_20_body">]</text:p>
      <text:p text:style-name="Text_20_body"/>
      <text:h text:style-name="Heading_20_3" text:outline-level="3">barnets egen rytme, aldersblandet</text:h>
      <text:p text:style-name="Text_20_body">[</text:p>
      <text:p text:style-name="Text_20_body">ikke at forveksle med barnets “naturlige” rytme - hvad skulle det være?</text:p>
      <text:p text:style-name="Text_20_body">en relativ størrelse, direkte afhængig af stimuli fra den gruppe, som barnet indgår i. </text:p>
      <text:p text:style-name="Text_20_body">læring gennem rollemodeller</text:p>
      <text:p text:style-name="Text_20_body">“nøgler” der åbner for ny læring</text:p>
      <text:p text:style-name="Text_20_body">viser sig ofte at være mere effektiv end den rytme, der lægges op til i Fælles Mål.</text:p>
      <text:p text:style-name="Text_20_body">ingen lektier]</text:p>
      <text:p text:style-name="Text_20_body"/>
      <text:h text:style-name="Heading_20_3" text:outline-level="3">Motivations- og interessebaseret undervisning</text:h>
      <text:p text:style-name="Text_20_body"><text:line-break/>[todo: hvordan man motiverer, argumentere for hvorfor, om muligt tage udgangspunkt i barnets interesse, barnets følelse af ejerskab, så idéer, lade dem spire, høste. lederskab som central lærerkompetence (som ikke indgår i pensum på den danske læreruddannelse). ]</text:p>
      <text:p text:style-name="Text_20_body"/>
      <text:h text:style-name="Heading_20_2" text:outline-level="2">Multikulturel, fokus på flersprogethed</text:h>
      <text:p text:style-name="Text_20_body">[fordi sprog læres bedst i en ung alder</text:p>
      <text:p text:style-name="Text_20_body">giver mulighed for at navigere gnidningsfrit i flere kulturer</text:p>
      <text:p text:style-name="Text_20_body">giver mulighed for at perspektivere sin egen kultur]</text:p>
      <text:p text:style-name="Standard"/>
      <text:h text:style-name="Heading_20_2" text:outline-level="2">Løbende evaluering, tests og feedback</text:h>
      <text:p text:style-name="Text_20_body">[test efter hvert fag/klassetrin</text:p>
      <text:p text:style-name="Text_20_body">ikke i sig selv obligatoriske, tages når eleven føler sig klar til næste klassetrin. Eksempel på test i appendix.</text:p>
      <text:p text:style-name="Text_20_body"><text:soft-page-break/>punktvise evalueringer af forløb på hjemmesiden. Eksempel på punktevaluering i appendix</text:p>
      <text:p text:style-name="Text_20_body">]</text:p>
      <text:h text:style-name="Heading_20_3" text:outline-level="3"/>
      <text:h text:style-name="Heading_20_2" text:outline-level="2"/>
      <text:h text:style-name="Heading_20_2" text:outline-level="2">Evaluering: elevernes personlige udvikling</text:h>
      <text:p text:style-name="Text_20_body">[kvalitativ vurdering</text:p>
      <text:p text:style-name="Text_20_body">foretages sammen med forældrene</text:p>
      <text:p text:style-name="Text_20_body">skema for vurdering evaluering af personlig udvikling i appendix]</text:p>
      <text:h text:style-name="Heading_20_2" text:outline-level="2">Evaluering: elevernes faglige udvikling</text:h>
      <text:h text:style-name="Heading_20_3" text:outline-level="3">Sprog og interaktion, dansk </text:h>
      <text:p text:style-name="Text_20_body">[(graf)]</text:p>
      <text:h text:style-name="Heading_20_3" text:outline-level="3">Sprog og interaktion, <text:s/>fransk </text:h>
      <text:p text:style-name="Text_20_body">[(graf)]</text:p>
      <text:h text:style-name="Heading_20_3" text:outline-level="3">Sprog og interaktion, andre sprog</text:h>
      <text:p text:style-name="Text_20_body"> - kinesisk</text:p>
      <text:p text:style-name="Text_20_body"><text:s text:c="2"/>- tysk + engelsk</text:p>
      <text:h text:style-name="Heading_20_3" text:outline-level="3">Matematik</text:h>
      <text:p text:style-name="Text_20_body"><text:s/>(graf, ink. franske forventninger, detaljer i appendix)</text:p>
      <text:p text:style-name="Text_20_body"/>
      <text:h text:style-name="Heading_20_3" text:outline-level="3">Etik og livsanskuelse</text:h>
      <text:p text:style-name="Text_20_body"/>
      <text:p text:style-name="Text_20_body">[oplæring til demokrati, demokratisk proces ifm. udarbejdelse af regler]<text:line-break/></text:p>
      <text:h text:style-name="Heading_20_3" text:outline-level="3">Kunst og kultur</text:h>
      <text:p text:style-name="Text_20_body"> - musik<text:line-break/> - billedkunst</text:p>
      <text:p text:style-name="Text_20_body"/>
      <text:h text:style-name="Heading_20_3" text:outline-level="3">Idræt og sundhed</text:h>
      <text:p text:style-name="Text_20_body">[]</text:p>
      <text:p text:style-name="Text_20_body"><text:soft-page-break/></text:p>
      <text:h text:style-name="Heading_20_3" text:outline-level="3">Natur, Teknik og IT</text:h>
      <text:p text:style-name="Text_20_body"><text:line-break/>[]</text:p>
      <text:p text:style-name="Text_20_body"> </text:p>
      <text:p text:style-name="Text_20_body"/>
      <text:h text:style-name="Heading_20_2" text:outline-level="2">Evaluering: Lærernes præstationer</text:h>
      <text:h text:style-name="Heading_20_3" text:outline-level="3"><text:s/>høje forventninger</text:h>
      <text:p text:style-name="Text_20_body">[]</text:p>
      <text:h text:style-name="Heading_20_3" text:outline-level="3">god stemning</text:h>
      <text:p text:style-name="Text_20_body"><text:s/>(positiv atmosfære, forhold mellem levende mennesker, trygt, positivt tillidsforhold, flere år)<text:line-break/>[]</text:p>
      <text:h text:style-name="Heading_20_3" text:outline-level="3"><text:s/>målrettet,</text:h>
      <text:p text:style-name="Text_20_body"><text:s/>velstruktureret, klar undervisning (plan, logisk sammenhæng, mål, hvorfor)<text:line-break/>[]</text:p>
      <text:h text:style-name="Heading_20_3" text:outline-level="3">sigte mod forståelse </text:h>
      <text:p text:style-name="Text_20_body">(komme op på et højere niveau, se sammenhængen, ikke brokker)<text:line-break/>[]</text:p>
      <text:h text:style-name="Heading_20_3" text:outline-level="3">klasseledelse</text:h>
      <text:p text:style-name="Text_20_body">[ (disciplin og respekt)]<text:line-break/> </text:p>
      <text:h text:style-name="Heading_20_3" text:outline-level="3">feedback</text:h>
      <text:p text:style-name="Text_20_body"><text:line-break/>[]</text:p>
      <text:h text:style-name="Heading_20_2" text:outline-level="2">Overordnet evaluering af rammerne for undervisningen og skolens pædagogiske værktøjer</text:h>
      <text:p text:style-name="Text_20_body"/>
      <text:h text:style-name="Heading_20_3" text:outline-level="3">aldersblanding</text:h>
      <text:p text:style-name="Text_20_body">fungerer: de store er gode eksempler for de små (eksempel med sigma for 0.), lærer at tage ansvar, foregribe og løse konflikter, bruge skolens regler, kommer med ændringsforslag til reglerne</text:p>
      <text:p text:style-name="Text_20_body">forudsætter: ansvarsbevidste store, styring af de små fra voksen side, dvs. hårde krav til evnen til at foregribe, vi var nødt til at introducere en “aftale”-regel.</text:p>
      <text:p text:style-name="Text_20_body"><text:soft-page-break/></text:p>
      <text:h text:style-name="Heading_20_3" text:outline-level="3">forældredeltagelse</text:h>
      <text:p text:style-name="Text_20_body">støttegruppen har bidraget med nogle interessante bidrag (light+shadow), organisering af fastelavn, påske, sankta lucia udflugt til botanisk have mm. Det kræver dog en aktiv indsats fra </text:p>
      <text:p text:style-name="Text_20_body">forudsætter styring af forældrene (f.eks. falder det ikke nødvendigvis naturligt, at man mellem forældre ikke sidder og samtaler højlydt, mens der læses historie for gruppen). Klare regler og håndhævelse af disse fra lærerens side påkrævet.</text:p>
      <text:h text:style-name="Heading_20_3" text:outline-level="3">skalering</text:h>
      <text:p text:style-name="Text_20_body">. vil systemet også fungere ved en højere klassenormering? et af de spørgsmål, vi håber på at få svar på i fremtiden er, om undervisnignen vil fungere ligeså effektivt med flere børn per lærer.... [hvorfor ikke? / <text:s/>hvorfor skulle det?(meget lidt belastende arbejde,man bør aktivt afholde sig fra at “hænge over eleverne” -&gt; fremme selvstændigheden, “lærer forstyrrer undervisningen”), hvordan vil det fungere med mindre velfungerende børn?(forventes at fungere fint, anekdote fra legepladsen), hvor meget kan klassekulturen holde til?]</text:p>
      <text:p text:style-name="Text_20_body"/>
      <text:h text:style-name="Heading_20_2" text:outline-level="2">Appendix: overensstemmelse mellem skolens personlighedsudviklingsmodel og KKs Pædagogisk Perspektiv</text:h>
      <text:p text:style-name="Text_20_body">[tabel]</text:p>
      <text:h text:style-name="Heading_20_2" text:outline-level="2">Appendix: overensstemmelse mellem kravene i matematik i Danmark, Finland og Frankrig</text:h>
      <text:p text:style-name="Text_20_body">[]</text:p>
      <text:h text:style-name="Heading_20_2" text:outline-level="2">Appendix: eksempel på test</text:h>
      <text:p text:style-name="Text_20_body">[]</text:p>
      <text:h text:style-name="Heading_20_2" text:outline-level="2">Appendix: eksempel på punktevaluering af spontant forløb</text:h>
      <text:p text:style-name="Text_20_body"/>
      <text:h text:style-name="Heading_20_2" text:outline-level="2">Appendix: evaluering af personlig udvikling</text:h>
      <text:p text:style-name="Text_20_body">[]</text:p>
      <text:h text:style-name="Heading_20_2" text:outline-level="2">Referencer</text:h>
      <text:p text:style-name="Text_20_body">hiim + hippe</text:p>
      <text:p text:style-name="Text_20_body">pædagogbogen</text:p>
      <text:p text:style-name="Text_20_body">finske undervisningsministerium</text:p>
      <text:p text:style-name="Text_20_body">danske undervisnignsministerium</text:p>
      <text:p text:style-name="Text_20_body">franske undervisnignsministerium</text:p>
      <text:p text:style-name="Text_20_body">pædagogisk perspektivplan, københavns kommune</text:p>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3-20T16:59:03</dc:date>
    <meta:editing-duration>P2DT4H21M19S</meta:editing-duration>
    <meta:editing-cycles>46</meta:editing-cycles>
    <meta:generator>LibreOffice/3.4$Linux LibreOffice_project/340m1$Build-502</meta:generator>
    <meta:document-statistic meta:table-count="0" meta:image-count="0" meta:object-count="0" meta:page-count="10" meta:paragraph-count="190" meta:word-count="1721" meta:character-count="12117" meta:non-whitespace-character-count="10535"/>
  </office:meta>
</office:document-meta>
</file>